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5.71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21.86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eae8" style:diagonal-bl-tr="none" style:diagonal-tl-br="none" fo:border="0.74pt solid #a6a6a6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libri" style:font-name-asian="Noto Sans CJK SC Regular" style:font-name-complex="Calib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spondent ID</text:p>
          </table:table-cell>
          <table:table-cell table:style-name="ce1" office:value-type="string" calcext:value-type="string">
            <text:p>U.S.A. or International</text:p>
          </table:table-cell>
          <table:table-cell table:style-name="ce1" office:value-type="string" calcext:value-type="string">
            <text:p>U.S. East or West Coast</text:p>
          </table:table-cell>
          <table:table-cell table:style-name="ce1" office:value-type="string" calcext:value-type="string">
            <text:p>Lake or Se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style-name="ce1" office:value-type="string" calcext:value-type="string">
            <text:p>Question 4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8" office:value-type="string" calcext:value-type="string">
            <text:p>Y</text:p>
          </table:table-cell>
          <table:table-cell/>
          <table:table-cell office:value-type="string" calcext:value-type="string">
            <text:p>April - Decembe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pril to Novembe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6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April thru Septembe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to October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8" office:value-type="string" calcext:value-type="string">
            <text:p>Y</text:p>
          </table:table-cell>
          <table:table-cell/>
          <table:table-cell office:value-type="string" calcext:value-type="string">
            <text:p>April to Decembe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-Octob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pr -Nov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6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April -Octobe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Gulf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number-columns-repeated="4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June 1 through September 3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7" office:value-type="string" calcext:value-type="string">
            <text:p>Y</text:p>
          </table:table-cell>
          <table:table-cell/>
          <table:table-cell office:value-type="string" calcext:value-type="string">
            <text:p>May-Dec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3"/>
          <table:table-cell table:number-columns-repeated="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pril/Nob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2"/>
          <table:table-cell table:number-columns-repeated="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rch-Novembe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table:number-columns-repeated="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pril through October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-October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3"/>
          <table:table-cell table:number-columns-repeated="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pril thru Oct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8" office:value-type="string" calcext:value-type="string">
            <text:p>Y</text:p>
          </table:table-cell>
          <table:table-cell/>
          <table:table-cell office:value-type="string" calcext:value-type="string">
            <text:p>Not in Dec - early March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number-columns-repeated="3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June-august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- Oct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y-Nov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6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April to October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table:number-columns-repeated="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rch to November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to Oct.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through September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to october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number-columns-repeated="4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June-October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y to late October 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y through October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pril-November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5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utside hurricane season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y - November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pril-November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number-columns-repeated="3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June to September 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- October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6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April - October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June through December 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4"/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y to november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2"/>
          <table:table-cell table:number-columns-repeated="9" office:value-type="string" calcext:value-type="string">
            <text:p>Y</text:p>
          </table:table-cell>
          <table:table-cell/>
          <table:table-cell office:value-type="string" calcext:value-type="string">
            <text:p>March thru November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Gulf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/>
          <table:table-cell office:value-type="string" calcext:value-type="string">
            <text:p>6 months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a</text:p>
          </table:table-cell>
          <table:table-cell table:number-columns-repeated="12"/>
          <table:table-cell office:value-type="string" calcext:value-type="string">
            <text:p>My Sons vacatios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y - November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- Oct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- Oct.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- October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4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May - September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pril thru October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y October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8" office:value-type="string" calcext:value-type="string">
            <text:p>Y</text:p>
          </table:table-cell>
          <table:table-cell/>
          <table:table-cell office:value-type="string" calcext:value-type="string">
            <text:p>April through November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Gulf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-October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6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April to October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/>
          <table:table-cell office:value-type="string" calcext:value-type="string">
            <text:p>Six months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a</text:p>
          </table:table-cell>
          <table:table-cell table:number-columns-repeated="12"/>
          <table:table-cell office:value-type="string" calcext:value-type="string">
            <text:p>In the US half the year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Gulf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(Ice-free boating only)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ke</text:p>
          </table:table-cell>
          <table:table-cell table:number-columns-repeated="4"/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ay - November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6"/>
          <table:table-cell table:number-columns-repeated="3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July-October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number-columns-repeated="4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ummer month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to October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5-1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3"/>
          <table:table-cell table:number-columns-repeated="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pring summer fall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U.S.A.</text:p>
          </table:table-cell>
          <table:table-cell table:style-name="ce2"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4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May-september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4"/>
          <table:table-cell table:number-columns-repeated="4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May to September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number-columns-repeated="4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ummer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-oct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-October 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 through October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number-columns-repeated="4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ummer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1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may-October 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a</text:p>
          </table:table-cell>
          <table:table-cell table:number-columns-repeated="4"/>
          <table:table-cell table:number-columns-repeated="4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May - Septe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46:00.995794706</meta:creation-date>
    <dc:date>2018-03-20T13:26:26.731950533</dc:date>
    <meta:editing-duration>PT9M44S</meta:editing-duration>
    <meta:editing-cycles>1</meta:editing-cycles>
    <meta:generator>LibreOffice/5.1.4.2$Linux_X86_64 LibreOffice_project/10m0$Build-2</meta:generator>
    <meta:document-statistic meta:table-count="1" meta:cell-count="1518" meta:object-count="0"/>
  </office:meta>
</office:document-meta>
</file>